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availableException.isPerma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availableException.UnavailableException( int seconds , Servlet servlet , Strin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navailableException.getUnavailableSecon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availableException.getServl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availableException.UnavailableException( Servlet servlet ,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